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fill-color="#729fcf" draw:textarea-horizontal-align="justify" draw:textarea-vertical-align="top" draw:auto-grow-height="false" fo:min-height="4.672cm" fo:min-width="2.302cm" fo:padding-top="0.139cm" fo:padding-bottom="0.139cm" fo:padding-left="0.264cm" fo:padding-right="0.264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7cm" svg:x="9cm" svg:y="7cm">
          <text:p text:style-name="P1">U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7cm" svg:x="2.501cm" svg:y="7.001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0.2cm" svg:height="0.2cm" svg:x="4.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0.2cm" svg:height="0.2cm" svg:x="4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0.2cm" svg:height="0.2cm" svg:x="4.35cm" svg:y="11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6" draw:id="id6" draw:layer="layout" svg:width="0.2cm" svg:height="0.2cm" svg:x="5.15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0.2cm" svg:height="0.2cm" svg:x="3.9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0.2cm" svg:height="0.2cm" svg:x="5.3cm" svg:y="1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0.2cm" svg:height="0.2cm" svg:x="10.45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0.2cm" svg:height="0.2cm" svg:x="11.35cm" svg:y="10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3" xml:id="id7" draw:id="id7" draw:layer="layout" svg:width="0.2cm" svg:height="0.2cm" svg:x="10.75cm" svg:y="12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4" draw:layer="layout" draw:type="curve" svg:x1="5.1cm" svg:y1="9.5cm" svg:x2="11.35cm" svg:y2="10.5cm" draw:start-shape="id1" draw:start-glue-point="10" draw:end-shape="id2" draw:end-glue-point="6" svg:d="M5100 9500c4689 0 1564 1000 6250 1000" svg:viewBox="0 0 6251 1001">
          <text:p/>
        </draw:connector>
        <draw:connector draw:style-name="gr3" draw:text-style-name="P4" draw:layer="layout" draw:type="curve" svg:x1="4.55cm" svg:y1="11.95cm" svg:x2="11.45cm" svg:y2="10.6cm" draw:start-shape="id3" draw:start-glue-point="10" draw:end-shape="id2" draw:end-glue-point="8" svg:d="M4550 11950c4600 0 6900-450 6900-1350" svg:viewBox="0 0 6901 1351">
          <text:p/>
        </draw:connector>
        <draw:connector draw:style-name="gr3" draw:text-style-name="P4" draw:layer="layout" draw:type="curve" svg:x1="4.4cm" svg:y1="10.2cm" svg:x2="10.45cm" svg:y2="9.5cm" draw:start-shape="id4" draw:start-glue-point="10" draw:end-shape="id5" draw:end-glue-point="6" svg:d="M4400 10200c4539 0 1514-700 6050-700" svg:viewBox="0 0 6051 701">
          <text:p/>
        </draw:connector>
        <draw:connector draw:style-name="gr3" draw:text-style-name="P4" draw:layer="layout" draw:type="curve" svg:x1="5.35cm" svg:y1="11.05cm" svg:x2="10.85cm" svg:y2="12.25cm" draw:start-shape="id6" draw:start-glue-point="10" draw:end-shape="id7" draw:end-glue-point="4" svg:d="M5350 11050c3667 0 5500 400 5500 1200" svg:viewBox="0 0 5501 1201">
          <text:p/>
        </draw:connector>
        <draw:connector draw:style-name="gr3" draw:text-style-name="P4" draw:layer="layout" draw:type="curve" svg:x1="4.15cm" svg:y1="12.8cm" svg:x2="10.75cm" svg:y2="12.35cm" draw:start-shape="id8" draw:start-glue-point="10" draw:end-shape="id7" draw:end-glue-point="6" svg:d="M4150 12800c4951 0 1652-450 6600-450" svg:viewBox="0 0 6601 451">
          <text:p/>
        </draw:connector>
        <draw:connector draw:style-name="gr3" draw:text-style-name="P4" draw:layer="layout" draw:type="curve" svg:x1="5.5cm" svg:y1="13.25cm" svg:x2="10.85cm" svg:y2="12.45cm" draw:start-shape="id9" draw:start-glue-point="10" draw:end-shape="id7" draw:end-glue-point="8" svg:d="M5500 13250c3567 0 5350-266 5350-800" svg:viewBox="0 0 535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10:52:49.567936860</meta:creation-date>
    <dc:date>2019-03-07T11:08:49.322320273</dc:date>
    <meta:editing-duration>PT19S</meta:editing-duration>
    <meta:editing-cycles>1</meta:editing-cycles>
    <meta:document-statistic meta:object-count="17"/>
    <meta:generator>LibreOffice/6.0.7.3$Linux_X86_64 LibreOffice_project/00m0$Build-3</meta:generator>
  </office:meta>
</office:document-meta>
</file>